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1cb8"/>
    </style:style>
    <style:style style:name="P2" style:family="paragraph" style:parent-style-name="Standard">
      <style:text-properties officeooo:rsid="000b14d9" officeooo:paragraph-rsid="0014cc61"/>
    </style:style>
    <style:style style:name="P3" style:family="paragraph" style:parent-style-name="Standard">
      <style:text-properties officeooo:paragraph-rsid="00148b94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4cc61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14cc61" style:font-size-asian="10pt"/>
    </style:style>
    <style:style style:name="P6" style:family="paragraph" style:parent-style-name="Standard">
      <style:text-properties fo:color="#000000" style:font-name="Monospace" fo:font-size="10pt" officeooo:rsid="000b14d9" officeooo:paragraph-rsid="0014cc61" style:font-size-asian="10pt"/>
    </style:style>
    <style:style style:name="P7" style:family="paragraph" style:parent-style-name="Standard">
      <style:text-properties officeooo:paragraph-rsid="00131cb8"/>
    </style:style>
    <style:style style:name="P8" style:family="paragraph" style:parent-style-name="Standard">
      <style:text-properties officeooo:paragraph-rsid="00148b94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14cc61" style:font-size-asian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0b14d9" officeooo:paragraph-rsid="0014cc61" style:font-size-asian="10pt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officeooo:rsid="000b14d9" style:font-size-asian="10pt"/>
    </style:style>
    <style:style style:name="T3" style:family="text">
      <style:text-properties officeooo:rsid="00154190"/>
    </style:style>
    <style:style style:name="T4" style:family="text">
      <style:text-properties officeooo:rsid="001a997f"/>
    </style:style>
    <style:style style:name="T5" style:family="text">
      <style:text-properties officeooo:rsid="00143dd5"/>
    </style:style>
    <style:style style:name="T6" style:family="text">
      <style:text-properties officeooo:rsid="001151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 System Test StableSepicShock //<text:span text:style-name="T5">Barry Allen</text:span></text:p>
      <text:p text:style-name="P1">1. <text:s/>Start the application</text:p>
      <text:p text:style-name="P1">2. <text:s/>Type the server location: “localhost:8080” when the “Enter server location: ”dialog pops up</text:p>
      <text:p text:style-name="P1">3. <text:s/>Type the username “admin” when the “Enter username” dialog pops up</text:p>
      <text:p text:style-name="P1">4. <text:s/>Type the password “Admin123” when the “Enter password” dialog pops up</text:p>
      <text:p text:style-name="P1">5. Type the number of reports: “1” <text:s/>when the “Enter number of reports” dialog pops up</text:p>
      <text:p text:style-name="P1">6. <text:s/>Type the patientID “1000<text:span text:style-name="T5">KN</text:span>” when the “Enter patientID” dialog pops up</text:p>
      <text:p text:style-name="P1"/>
      <text:p text:style-name="P1">The app should now display the message dialog:” Patient 1000<text:span text:style-name="T5">KN</text:span> exists“.</text:p>
      <text:p text:style-name="P1"/>
      <text:p text:style-name="P3">7. Type “N” when prompted for information related to whether or not the patient is pregnant.</text:p>
      <text:p text:style-name="P3">8. Type “N” when prompted for information related to the need for vasopressor support.</text:p>
      <text:p text:style-name="P3"><text:span text:style-name="T3">9</text:span>. Type “<text:span text:style-name="T4">N</text:span>” when prompted for information related to whether or not the patient is inpatient.</text:p>
      <text:p text:style-name="P3">1<text:span text:style-name="T3">0</text:span>. Type “Y” when prompted for information related to whether or not the patient is responsive.</text:p>
      <text:p text:style-name="P3">1<text:span text:style-name="T3">1</text:span>. <text:s/>Type “<text:span text:style-name="T6">N</text:span>” when prompted for information related to whether or not the patient has cardiac arrhythmia.</text:p>
      <text:p text:style-name="P3">1<text:span text:style-name="T3">2</text:span>. Type “N” when prompted for information related to whether or not the patient has a decline in baseline mental status.</text:p>
      <text:p text:style-name="P3">1<text:span text:style-name="T3">3</text:span>. Type “N” when prompted for information related to whether or not the patient has an infected skin wound.</text:p>
      <text:p text:style-name="P3">1<text:span text:style-name="T3">4</text:span>. Type “N” when prompted for information related to whether or not the patient has an infected invasive device.</text:p>
      <text:p text:style-name="P3">1<text:span text:style-name="T3">5</text:span>. <text:s/>Type “<text:span text:style-name="T6">Y</text:span>” when prompted for information related to whether or not the patient has an infected recent surgical procedure.</text:p>
      <text:p text:style-name="P3">1<text:span text:style-name="T3">6</text:span>. <text:s/>Type “Y” when prompted for information related to whether or not the patient is immunocompromised.</text:p>
      <text:p text:style-name="P3">1<text:span text:style-name="T3">7</text:span>. Type “<text:span text:style-name="T4">400</text:span>” when prompted for the patient’s baseline respiratory PaOxy/FaOxy.</text:p>
      <text:p text:style-name="P3"><text:span text:style-name="T3">18</text:span>. Type “50” when prompted for the patient’s current respiratory PaOxy/FaOxy.</text:p>
      <text:p text:style-name="P3"><text:span text:style-name="T3">19</text:span>. <text:s/>Type “<text:span text:style-name="T4">3</text:span> when prompted for the patient’s baseline use of dopamine.</text:p>
      <text:p text:style-name="P3"><text:span text:style-name="T3">20</text:span>. <text:s/>Type “<text:span text:style-name="T4">17</text:span>” when prompted for the patient’s current use of dopamine.</text:p>
      <text:p text:style-name="P3">2<text:span text:style-name="T3">1</text:span>. Type “N” when prompted for information related to whether or not the patient had used any dobutamine yesterday.</text:p>
      <text:p text:style-name="P3">2<text:span text:style-name="T3">2</text:span>. Type “N” when prompted for information related to whether or not the patient had used any dobutamine recently.</text:p>
      <text:p text:style-name="P3">2<text:span text:style-name="T3">3</text:span>. Type “<text:span text:style-name="T4">0</text:span>” when prompted for the patient’s baseline use of epinephrine.</text:p>
      <text:p text:style-name="P3"><text:span text:style-name="T3">24</text:span>. Type “.<text:span text:style-name="T4">7</text:span>” when prompted for the patient’s current use of epinephrine.</text:p>
      <text:p text:style-name="P3"><text:span text:style-name="T3">25</text:span>. Type “<text:span text:style-name="T4">0</text:span>” when prompted for the patient’s baseline use of norepinephrine.</text:p>
      <text:p text:style-name="P3"><text:span text:style-name="T3">26</text:span>. Type “.<text:span text:style-name="T4">7</text:span>” when prompted for the patient’s current use of norepinephrine.</text:p>
      <text:p text:style-name="P3"><text:span text:style-name="T3">27</text:span>. Type “<text:span text:style-name="T4">15</text:span>” when prompted for the patient’s baseline Glasgow coma scale.</text:p>
      <text:p text:style-name="P3"><text:span text:style-name="T3">28</text:span>. Type “<text:span text:style-name="T4">6</text:span>” when prompted for the patient’s current Glasgow coma scal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After running the program, the console should display the information, follow this format. </text:p>
      <text:p text:style-name="P2"/>
      <text:p text:style-name="P6"><text:s text:c="2"/>Time Reported: </text:p>
      <text:p text:style-name="P9"><text:s text:c="2"/>PatientID: </text:p>
      <text:p text:style-name="P9"><text:s text:c="2"/>Patient Name: </text:p>
      <text:p text:style-name="P9"><text:s text:c="2"/>Age: </text:p>
      <text:p text:style-name="P9"><text:s text:c="2"/>Location: </text:p>
      <text:p text:style-name="P9"><text:s text:c="2"/>Body Temperature: </text:p>
      <text:p text:style-name="P9"><text:s text:c="2"/>Heart Rate:</text:p>
      <text:p text:style-name="P9"><text:s text:c="2"/>Respiratory Rate: </text:p>
      <text:p text:style-name="P9"/>
      <text:p text:style-name="P10">(Sepsis Determination)</text:p>
      <text:p text:style-name="P10"/>
      <text:p text:style-name="P4"><text:span text:style-name="T2">(Time Stamp): </text:span><text:span text:style-name="T1">Infection Invasive Device:</text:span></text:p>
      <text:p text:style-name="P4"><text:span text:style-name="T2">(Time Stamp): </text:span><text:span text:style-name="T1">Infection Skin Wound:</text:span></text:p>
      <text:p text:style-name="P4"><text:span text:style-name="T2">(Time Stamp): </text:span><text:span text:style-name="T1">Is responsive: </text:span></text:p>
      <text:p text:style-name="P4"><text:span text:style-name="T2">(Time Stamp): </text:span><text:span text:style-name="T1">Infection Recent Surgical Procedure: </text:span></text:p>
      <text:p text:style-name="P4"><text:span text:style-name="T2">(Time Stamp): </text:span><text:span text:style-name="T1">Current Dopamine: </text:span></text:p>
      <text:p text:style-name="P4"><text:span text:style-name="T2">(Time Stamp): </text:span><text:span text:style-name="T1">Current Epinephrine: </text:span></text:p>
      <text:p text:style-name="P4"><text:span text:style-name="T2">(Time Stamp)</text:span><text:span text:style-name="T1">: Need For Vasopressor Support: </text:span></text:p>
      <text:p text:style-name="P4"><text:span text:style-name="T2">(Time Stamp)</text:span><text:span text:style-name="T1">: Is Pregnant: </text:span></text:p>
      <text:p text:style-name="P4"><text:span text:style-name="T2">(Time Stamp)</text:span><text:span text:style-name="T1">: Decline in baseline mental status: </text:span></text:p>
      <text:p text:style-name="P4"><text:span text:style-name="T2">(Time Stamp)</text:span><text:span text:style-name="T1">: Current Glasgow Coma Scale: </text:span></text:p>
      <text:p text:style-name="P4"><text:span text:style-name="T2">(Time Stamp)</text:span><text:span text:style-name="T1">: Current Respiratory PaOxy/FiOxy: </text:span></text:p>
      <text:p text:style-name="P4"><text:span text:style-name="T2">(Time Stamp)</text:span><text:span text:style-name="T1">: Cardiac arrhythmia: </text:span></text:p>
      <text:p text:style-name="P4"><text:span text:style-name="T2">(Time Stamp)</text:span><text:span text:style-name="T1">: is Immunocompromised: </text:span></text:p>
      <text:p text:style-name="P4"><text:span text:style-name="T2">(Time Stamp)</text:span><text:span text:style-name="T1">: Is Inpatient Status: </text:span></text:p>
      <text:p text:style-name="P4"><text:span text:style-name="T2">(Time Stamp)</text:span><text:span text:style-name="T1">: Using Any Doputamine Currently: </text:span></text:p>
      <text:p text:style-name="P4"><text:span text:style-name="T2">(Time Stamp)</text:span><text:span text:style-name="T1">: Current Norepinephrine: </text:span></text:p>
      <text:p text:style-name="P5"/>
      <text:p text:style-name="P4"><text:span text:style-name="T2">(Time Stamp)</text:span><text:span text:style-name="T1">: Baseline Dopamine: </text:span></text:p>
      <text:p text:style-name="P4"><text:span text:style-name="T2">(Time Stamp)</text:span><text:span text:style-name="T1">: Using Any Doputamine Baseline: </text:span></text:p>
      <text:p text:style-name="P4"><text:span text:style-name="T2">(Time Stamp)</text:span><text:span text:style-name="T1">: Baseline Respiratory PaOxy/FiOxy: </text:span></text:p>
      <text:p text:style-name="P4"><text:span text:style-name="T2">(Time Stamp)</text:span><text:span text:style-name="T1">: Baseline Epinephrine: </text:span></text:p>
      <text:p text:style-name="P4"><text:span text:style-name="T2">(Time Stamp)</text:span><text:span text:style-name="T1">: Baseline Norepinephrine: </text:span></text:p>
      <text:p text:style-name="P6">(Time Stamp): Baseline Glasgow Coma Scale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21:18:45.937136716</meta:creation-date>
    <dc:date>2020-11-18T15:31:40.796738384</dc:date>
    <meta:editing-duration>PT4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62" meta:word-count="553" meta:character-count="3644" meta:non-whitespace-character-count="3098"/>
  </office:meta>
</office:document-meta>
</file>